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2.444cm" fo:min-width="2.194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66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/>
      <draw:page draw:name="page2" draw:style-name="dp1" draw:master-page-name="Default"/>
      <draw:page draw:name="PageToImport" draw:style-name="dp1" draw:master-page-name="Default">
        <draw:custom-shape draw:style-name="gr1" draw:text-style-name="P1" draw:layer="layout" svg:width="3.81cm" svg:height="3.81cm" svg:x="7.35cm" svg:y="8.6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2" draw:layer="layout" svg:width="10.16cm" svg:height="1.673cm" svg:x="5.445cm" svg:y="22.59cm">
          <draw:text-box>
            <text:p>Text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bf0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02T12:12:25.644000000</meta:creation-date>
    <dc:date>2025-04-06T14:09:03.680000000</dc:date>
    <meta:editing-duration>PT33M22S</meta:editing-duration>
    <meta:editing-cycles>4</meta:editing-cycles>
    <meta:generator>LibreOffice/7.6.2.1$Windows_X86_64 LibreOffice_project/56f7684011345957bbf33a7ee678afaf4d2ba333</meta:generator>
    <meta:document-statistic meta:object-count="2"/>
  </office:meta>
</office:document-meta>
</file>